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D238FC32D5626F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4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5.5cm"/>
    </style:style>
    <style:style style:name="gr3" style:family="graphic" style:parent-style-name="standard">
      <style:graphic-properties draw:stroke="dash" draw:stroke-dash="Ultrafine_20_Dashed" svg:stroke-width="0.159cm" draw:marker-start-width="0.538cm" draw:marker-end-width="0.538cm" draw:fill="none" draw:textarea-horizontal-align="justify" draw:textarea-vertical-align="middle" draw:auto-grow-height="false" fo:min-height="11.75cm" fo:min-width="26.5cm" fo:padding-top="0.204cm" fo:padding-bottom="0.204cm" fo:padding-left="0.329cm" fo:padding-right="0.329cm"/>
    </style:style>
    <style:style style:name="gr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1.25cm" fo:min-width="6cm"/>
    </style:style>
    <style:style style:name="gr6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8cm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1.75cm" fo:min-width="5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objectwithoutfill">
      <style:graphic-properties draw:stroke="dash" draw:stroke-dash="Ultrafine_20_2_20_Dots_20_3_20_Dashes" draw:marker-end="Arrow" draw:marker-end-width="0.3cm" draw:fill="none" draw:textarea-horizontal-align="center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cccc"/>
      <style:paragraph-properties fo:text-align="center"/>
    </style:style>
    <style:style style:name="P5" style:family="paragraph"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6" style:family="paragraph">
      <loext:graphic-properties draw:fill="none"/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cm" svg:height="3.095cm" svg:x="22cm" svg:y="0.5cm">
          <draw:text-box>
            <text:p><text:span text:style-name="T1">Muon</text:span></text:p>
            <text:p><text:span text:style-name="T1">Network</text:span></text:p>
          </draw:text-box>
        </draw:frame>
        <draw:custom-shape draw:style-name="gr2" draw:text-style-name="P3" draw:layer="layout" svg:width="6cm" svg:height="2cm" svg:x="19.5cm" svg:y="17cm">
          <text:p text:style-name="P2">MuonJS/ Brow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7cm" svg:height="12cm" svg:x="0.5cm" svg:y="0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cm" svg:y1="13cm" svg:x2="23cm" svg:y2="17cm">
          <text:p/>
        </draw:line>
        <draw:custom-shape draw:style-name="gr5" draw:text-style-name="P4" draw:layer="layout" svg:width="6.5cm" svg:height="1.5cm" svg:x="17cm" svg:y="11.5cm">
          <text:p text:style-name="P2">MuonJS Gateway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cm" svg:y1="13cm" svg:x2="10.5cm" svg:y2="16cm">
          <text:p text:style-name="P2"/>
        </draw:line>
        <draw:custom-shape draw:style-name="gr7" draw:text-style-name="P3" draw:layer="layout" svg:width="8.5cm" svg:height="2cm" svg:x="3.5cm" svg:y="16cm">
          <text:p text:style-name="P2">MuonJS/ Brows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2cm" svg:x="16.5cm" svg:y="4cm">
          <text:p text:style-name="P2">Muon-Clojure</text:p>
          <text:p text:style-name="P2">Microservic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2cm" svg:x="2cm" svg:y="9cm">
          <text:p text:style-name="P2">Muon-Node</text:p>
          <text:p text:style-name="P2">Microservic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2cm" svg:x="3cm" svg:y="2.5cm">
          <text:p text:style-name="P2">Phot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5cm" svg:y1="11.5cm" svg:x2="7.5cm" svg:y2="4.5cm">
          <text:p/>
        </draw:line>
        <draw:line draw:style-name="gr4" draw:text-style-name="P3" draw:layer="layout" svg:x1="19.5cm" svg:y1="11.5cm" svg:x2="19.5cm" svg:y2="6cm">
          <text:p/>
        </draw:line>
        <draw:line draw:style-name="gr4" draw:text-style-name="P3" draw:layer="layout" svg:x1="17cm" svg:y1="12cm" svg:x2="7.5cm" svg:y2="10.5cm">
          <text:p/>
        </draw:line>
        <draw:frame draw:style-name="gr9" draw:text-style-name="P6" draw:layer="layout" svg:width="5.514cm" svg:height="2.215cm" svg:x="23.5cm" svg:y="13.285cm">
          <draw:text-box>
            <text:p text:style-name="P5"><text:span text:style-name="T2">External</text:span></text:p>
            <text:p text:style-name="P5"><text:span text:style-name="T2">Network</text:span></text:p>
          </draw:text-box>
        </draw:frame>
        <draw:frame draw:style-name="gr9" draw:text-style-name="P6" draw:layer="layout" svg:width="5.514cm" svg:height="2.215cm" svg:x="23.5cm" svg:y="9.285cm">
          <draw:text-box>
            <text:p text:style-name="P5"><text:span text:style-name="T2">Internal</text:span></text:p>
            <text:p text:style-name="P5"><text:span text:style-name="T2">Network</text:span></text:p>
          </draw:text-box>
        </draw:frame>
        <draw:frame draw:style-name="gr10" draw:text-style-name="P3" draw:layer="layout" svg:width="4.5cm" svg:height="1.673cm" svg:x="16cm" svg:y="15cm">
          <draw:text-box>
            <text:p text:style-name="P2">Websocket</text:p>
          </draw:text-box>
        </draw:frame>
        <draw:line draw:style-name="gr11" draw:text-style-name="P3" draw:layer="layout" svg:x1="16.5cm" svg:y1="15.5cm" svg:x2="14.5cm" svg:y2="14.5cm">
          <text:p/>
        </draw:line>
        <draw:line draw:style-name="gr11" draw:text-style-name="P3" draw:layer="layout" svg:x1="20cm" svg:y1="15.5cm" svg:x2="21.5cm" svg:y2="14.5cm">
          <text:p/>
        </draw:line>
        <draw:frame draw:style-name="gr12" draw:text-style-name="P2" draw:layer="layout" svg:width="1.37cm" svg:height="1.37cm" svg:x="3.13cm" svg:y="15.5cm">
          <draw:image xlink:href="Pictures/100002010000012C0000012CD238FC32D5626F92.png" xlink:type="simple" xlink:show="embed" xlink:actuate="onLoad">
            <text:p/>
          </draw:image>
        </draw:frame>
        <draw:frame draw:style-name="gr12" draw:text-style-name="P2" draw:layer="layout" svg:width="1.37cm" svg:height="1.37cm" svg:x="19cm" svg:y="16.5cm">
          <draw:image xlink:href="Pictures/100002010000012C0000012CD238FC32D5626F92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<text:span text:style-name="T3">Ask the audience.</text:span></text:p>
              <text:p><text:span text:style-name="T3"/></text:p>
              <text:p><text:span text:style-name="T3">One big one.</text:span></text:p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M14S</meta:editing-duration>
    <meta:editing-cycles>11</meta:editing-cycles>
    <meta:generator>LibreOffice/5.2.3.2$Linux_X86_64 LibreOffice_project/20m0$Build-2</meta:generator>
    <dc:date>2016-12-17T20:32:15.792329439</dc:date>
    <meta:document-statistic meta:object-count="43"/>
  </office:meta>
</office:document-meta>
</file>